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1625in"/>
    </style:style>
    <style:style style:name="TableColumn4" style:family="table-column">
      <style:table-column-properties style:column-width="1.375in"/>
    </style:style>
    <style:style style:name="TableColumn5" style:family="table-column">
      <style:table-column-properties style:column-width="1.1965in"/>
    </style:style>
    <style:style style:name="TableColumn6" style:family="table-column">
      <style:table-column-properties style:column-width="1.1513in"/>
    </style:style>
    <style:style style:name="TableColumn7" style:family="table-column">
      <style:table-column-properties style:column-width="1.7in"/>
    </style:style>
    <style:style style:name="Table2" style:family="table">
      <style:table-properties style:width="6.5854in" fo:margin-left="0.1in" table:align="left"/>
    </style:style>
    <style:style style:name="TableRow8" style:family="table-row">
      <style:table-row-properties style:min-row-height="0.6958in"/>
    </style:style>
    <style:style style:name="TableCell9" style:family="table-cell">
      <style:table-cell-properties fo:border="none" fo:background-color="#D9D9D9" style:vertical-align="bottom" fo:padding-top="0.0104in" fo:padding-left="0.075in" fo:padding-bottom="0.0104in" fo:padding-right="0.075in" fo:wrap-option="no-wrap"/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" style:family="table-cell">
      <style:table-cell-properties fo:border="none" fo:background-color="#D9D9D9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" style:family="table-cell">
      <style:table-cell-properties fo:border="none" fo:background-color="#D9D9D9" fo:padding-top="0in" fo:padding-left="0.0069in" fo:padding-bottom="0in" fo:padding-right="0.0069in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-asian="Times New Roman" style:font-name-complex="Calibri" fo:color="#000000"/>
    </style:style>
    <style:style style:name="T19" style:parent-style-name="Hyperlink" style:family="text">
      <style:text-properties style:font-name-asian="Times New Roman" style:font-name-complex="Calibri"/>
    </style:style>
    <style:style style:name="TableCell20" style:family="table-cell">
      <style:table-cell-properties fo:border="none" fo:background-color="#D9D9D9" fo:padding-top="0in" fo:padding-left="0.0069in" fo:padding-bottom="0in" fo:padding-right="0.0069in"/>
    </style:style>
    <style:style style:name="P2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Hyperlink" style:family="text">
      <style:text-properties style:font-name-asian="Times New Roman" style:font-name-complex="Calibri"/>
    </style:style>
    <style:style style:name="TableCell25" style:family="table-cell">
      <style:table-cell-properties fo:border="none" fo:background-color="#D9D9D9" fo:padding-top="0.0104in" fo:padding-left="0.075in" fo:padding-bottom="0.0104in" fo:padding-right="0.075in" fo:wrap-option="no-wrap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8" style:parent-style-name="DefaultParagraphFont" style:family="text">
      <style:text-properties style:font-name-asian="Times New Roman" style:font-name-complex="Calibri" fo:color="#000000"/>
    </style:style>
    <style:style style:name="T29" style:parent-style-name="DefaultParagraphFont" style:family="text">
      <style:text-properties style:font-name-asian="Times New Roman" style:font-name-complex="Calibri" fo:color="#000000"/>
    </style:style>
    <style:style style:name="TableRow30" style:family="table-row">
      <style:table-row-properties style:min-row-height="0.2083in"/>
    </style:style>
    <style:style style:name="TableCell31" style:family="table-cell">
      <style:table-cell-properties fo:border="none" fo:padding-top="0.0104in" fo:padding-left="0.075in" fo:padding-bottom="0.0104in" fo:padding-right="0.075in" fo:wrap-option="no-wrap"/>
    </style:style>
    <style:style style:name="P3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4" style:family="table-cell">
      <style:table-cell-properties fo:border="none" fo:padding-top="0.0104in" fo:padding-left="0.075in" fo:padding-bottom="0.0104in" fo:padding-right="0.075in" fo:wrap-option="no-wrap"/>
    </style:style>
    <style:style style:name="P3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7" style:family="table-cell">
      <style:table-cell-properties fo:border="none" fo:padding-top="0in" fo:padding-left="0.0069in" fo:padding-bottom="0in" fo:padding-right="0.0069in"/>
    </style:style>
    <style:style style:name="P3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9" style:family="table-cell">
      <style:table-cell-properties fo:border="none" fo:padding-top="0in" fo:padding-left="0.0069in" fo:padding-bottom="0in" fo:padding-right="0.0069in"/>
    </style:style>
    <style:style style:name="P4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3" style:family="table-cell">
      <style:table-cell-properties fo:border="none" fo:padding-top="0.0104in" fo:padding-left="0.075in" fo:padding-bottom="0.0104in" fo:padding-right="0.075in" fo:wrap-option="no-wrap"/>
    </style:style>
    <style:style style:name="P4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46" style:family="table-row">
      <style:table-row-properties style:min-row-height="0.2083in"/>
    </style:style>
    <style:style style:name="TableCell47" style:family="table-cell">
      <style:table-cell-properties fo:border="none" fo:padding-top="0.0104in" fo:padding-left="0.075in" fo:padding-bottom="0.0104in" fo:padding-right="0.075in" fo:wrap-option="no-wrap"/>
    </style:style>
    <style:style style:name="P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9" style:family="table-cell">
      <style:table-cell-properties fo:border="none" fo:padding-top="0.0104in" fo:padding-left="0.075in" fo:padding-bottom="0.0104in" fo:padding-right="0.075in" fo:wrap-option="no-wrap"/>
    </style:style>
    <style:style style:name="P5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1" style:family="table-cell">
      <style:table-cell-properties fo:border="none" fo:padding-top="0in" fo:padding-left="0.0069in" fo:padding-bottom="0in" fo:padding-right="0.0069in"/>
    </style:style>
    <style:style style:name="P5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3" style:family="table-cell">
      <style:table-cell-properties fo:border="none" fo:padding-top="0in" fo:padding-left="0.0069in" fo:padding-bottom="0in" fo:padding-right="0.0069in"/>
    </style:style>
    <style:style style:name="P5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5" style:family="table-cell">
      <style:table-cell-properties fo:border="none" fo:padding-top="0.0104in" fo:padding-left="0.075in" fo:padding-bottom="0.0104in" fo:padding-right="0.075in" fo:wrap-option="no-wrap"/>
    </style:style>
    <style:style style:name="P5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p text:style-name="P1"/>
      <text:h text:style-name="Heading1" text:outline-level="1">Reconciliation of conclusions with prior systematic review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urrent</text:p>
            <text:p text:style-name="P13"><text:s text:c="7"/></text:p>
          </table:table-cell>
          <table:table-cell table:style-name="TableCell14">
            <text:p text:style-name="P15"><text:span text:style-name="T16">Gibbison, 2017</text:span></text:p>
            <text:p text:style-name="P17"><text:span text:style-name="T18">PMID:<text:s/></text:span><text:a xlink:href="https://pubmed.gov/28351429" office:target-frame-name="_top" xlink:show="replace"><text:span text:style-name="T19">28351429</text:span></text:a></text:p>
          </table:table-cell>
          <table:table-cell table:style-name="TableCell20">
            <text:p text:style-name="P21">Volbeda, 2015</text:p>
            <text:p text:style-name="P22"><text:span text:style-name="T23">PMID<text:s/></text:span><text:a xlink:href="https://pubmed.gov/26100123" office:target-frame-name="_top" xlink:show="replace"><text:span text:style-name="T24">26100123</text:span></text:a></text:p>
          </table:table-cell>
          <table:table-cell table:style-name="TableCell25">
            <text:p text:style-name="P26"><text:span text:style-name="T27">Annane (Cochrane), 2015</text:span><text:span text:style-name="T28"><text:line-break/></text:span><text:span text:style-name="T29"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30">
          <table:table-cell table:style-name="TableCell31">
            <text:p text:style-name="P32">Efficacy: mortality</text:p>
            <text:p text:style-name="P33"/>
          </table:table-cell>
          <table:table-cell table:style-name="TableCell34">
            <text:p text:style-name="P35">Low dose steroids for 7 days or less for septic shock <text:s/>requiring vasopressors:</text:p>
            <text:p text:style-name="P36">RR 0.89 (95% CI 0.82 to 0.96)</text:p>
          </table:table-cell>
          <table:table-cell table:style-name="TableCell37">
            <text:p text:style-name="P38">Dexamethasone: <text:s/>OR 0.25 (95% CI<text:s/>0.05–1.34)</text:p>
          </table:table-cell>
          <table:table-cell table:style-name="TableCell39">
            <text:p text:style-name="P40">All patients:</text:p>
            <text:p text:style-name="P41">RR 0.89 (95% CI 0.74–1.08)</text:p>
            <text:p text:style-name="P42"/>
          </table:table-cell>
          <table:table-cell table:style-name="TableCell43">
            <text:p text:style-name="P44">Low-dose steroids for septic shock:</text:p>
            <text:p text:style-name="P45">RR 0.88 (95% CI 0.78 to 0.87, fixed-effect model)</text:p>
          </table:table-cell>
        </table:table-row>
        <table:table-row table:style-name="TableRow46">
          <table:table-cell table:style-name="TableCell47">
            <text:p text:style-name="P48">Heterogeneity</text:p>
          </table:table-cell>
          <table:table-cell table:style-name="TableCell49">
            <text:p text:style-name="P50">0%<text:s/>(95% CI 0% to 60%)</text:p>
          </table:table-cell>
          <table:table-cell table:style-name="TableCell51">
            <text:p text:style-name="P52">54% (CI not provided)</text:p>
          </table:table-cell>
          <table:table-cell table:style-name="TableCell53">
            <text:p text:style-name="P54"/>
          </table:table-cell>
          <table:table-cell table:style-name="TableCell55">
            <text:p text:style-name="P56">42%<text:s/>(CI not provided)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9T22:44:00Z</meta:creation-date>
    <dc:date>2018-04-04T14:28:00Z</dc:date>
    <meta:print-date>2017-06-19T22:47:00Z</meta:print-date>
    <meta:template xlink:href="Normal.dotm" xlink:type="simple"/>
    <meta:editing-cycles>26</meta:editing-cycles>
    <meta:editing-duration>PT5640S</meta:editing-duration>
    <meta:document-statistic meta:page-count="1" meta:paragraph-count="1" meta:word-count="103" meta:character-count="695" meta:row-count="4" meta:non-whitespace-character-count="593"/>
  </office:meta>
</office:document-meta>
</file>